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102194" officeooo:paragraph-rsid="00102194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0fddf" officeooo:paragraph-rsid="0010fddf"/>
    </style:style>
    <style:style style:name="P4" style:family="paragraph" style:parent-style-name="Text_20_body" style:list-style-name="L1">
      <style:text-properties officeooo:rsid="0012232d" officeooo:paragraph-rsid="0012232d"/>
    </style:style>
    <style:style style:name="P5" style:family="paragraph" style:parent-style-name="Text_20_body" style:list-style-name="L2">
      <style:text-properties officeooo:rsid="001299ce" officeooo:paragraph-rsid="001299ce"/>
    </style:style>
    <style:style style:name="P6" style:family="paragraph" style:parent-style-name="Text_20_body" style:list-style-name="L2">
      <style:text-properties officeooo:rsid="001434f8" officeooo:paragraph-rsid="001434f8"/>
    </style:style>
    <style:style style:name="T1" style:family="text">
      <style:text-properties officeooo:rsid="00102194"/>
    </style:style>
    <style:style style:name="T2" style:family="text">
      <style:text-properties officeooo:rsid="0010fddf"/>
    </style:style>
    <style:style style:name="T3" style:family="text">
      <style:text-properties officeooo:rsid="001434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<text:span text:style-name="T1">umgesetzten</text:span> Anforderungen</text:h>
      <text:list xml:id="list1448582911817297145" text:style-name="L1">
        <text:list-item>
          <text:p text:style-name="P2">Es soll Flows geben</text:p>
          <text:list>
            <text:list-item>
              <text:p text:style-name="P2">Ein Flow soll Trigger, Aktionen, Bedingungen und Schleifen enthalten <text:span text:style-name="T2">können</text:span></text:p>
            </text:list-item>
            <text:list-item>
              <text:p text:style-name="P2">Ein Flow soll geladen und gespeichert werden können</text:p>
            </text:list-item>
            <text:list-item>
              <text:p text:style-name="P2">Es soll Flows zur Demonstration geben</text:p>
            </text:list-item>
          </text:list>
        </text:list-item>
        <text:list-item>
          <text:p text:style-name="P3">Es soll einen Manager geben</text:p>
          <text:list>
            <text:list-item>
              <text:p text:style-name="P3">Der Manager soll die Flows auflisten und deren Status anzeigen</text:p>
            </text:list-item>
            <text:list-item>
              <text:p text:style-name="P4">Über den Manager können Flows verwaltet werden</text:p>
              <text:list>
                <text:list-item>
                  <text:p text:style-name="P4">Bearbeiten von Flows starten</text:p>
                </text:list-item>
                <text:list-item>
                  <text:p text:style-name="P4">Löschen von Flows</text:p>
                </text:list-item>
                <text:list-item>
                  <text:p text:style-name="P4">Umbenennen von Flows</text:p>
                </text:list-item>
                <text:list-item>
                  <text:p text:style-name="P4">Starten und Stoppen von Flows</text:p>
                </text:list-item>
                <text:list-item>
                  <text:p text:style-name="P4">Aktivieren und Deaktivieren von Flows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TODO-Liste</text:h>
      <text:list xml:id="list1691782746442841206" text:style-name="L2">
        <text:list-item>
          <text:p text:style-name="P1">Demonstrationsflows </text:p>
          <text:list>
            <text:list-item>
              <text:p text:style-name="P1">sollen ausgeblendet werden können</text:p>
            </text:list-item>
            <text:list-item>
              <text:p text:style-name="P1">sollen nicht geändert oder gelöscht werden können</text:p>
            </text:list-item>
            <text:list-item>
              <text:p text:style-name="P1">sollen in normale Flows konvertiert werden können, um sie bearbeiten zu können.</text:p>
            </text:list-item>
          </text:list>
        </text:list-item>
        <text:list-item>
          <text:p text:style-name="P6">Als aktiviert gespeicherte Flows beim start aktivieren.</text:p>
          <text:list>
            <text:list-item>
              <text:p text:style-name="P5">Wenn AHF nach einem Neustart gestartet wird, d<text:span text:style-name="T3">en Trigger "Startup" trigger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23S</meta:editing-duration>
    <meta:editing-cycles>8</meta:editing-cycles>
    <meta:generator>LibreOffice/5.0.4.2$Windows_x86 LibreOffice_project/2b9802c1994aa0b7dc6079e128979269cf95bc78</meta:generator>
    <dc:date>2016-05-22T14:47:44.052000000</dc:date>
    <dc:creator>Paul Bichler</dc:creator>
    <meta:document-statistic meta:table-count="0" meta:image-count="0" meta:object-count="0" meta:page-count="1" meta:paragraph-count="20" meta:word-count="134" meta:character-count="819" meta:non-whitespace-character-count="722"/>
    <meta:user-defined meta:name="Info 1"/>
    <meta:user-defined meta:name="Info 2"/>
    <meta:user-defined meta:name="Info 3"/>
    <meta:user-defined meta:name="Info 4"/>
  </office:meta>
</office:document-meta>
</file>